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94.7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12C @ 1.1 GeV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s text:c="3"/>18284 <text:s/>99-05-14 13:51 <text:s text:c="2"/>2 <text:s text:c="3"/>959797 <text:s text:c="6"/>C12 <text:s/>0.92 <text:s text:c="2"/>1161 <text:s text:c="2"/>5.0 <text:s text:c="3"/>751 <text:s text:c="2"/>5996 <text:s/>128 <text:s text:c="3"/>28133 <text:s text:c="2"/>10 <text:s text:c="21"/></text:p>
          </table:table-cell>
          <table:table-cell table:number-columns-repeated="2"/>
          <table:table-cell office:value-type="float" office:value="0.92" calcext:value-type="float">
            <text:p>0.92</text:p>
          </table:table-cell>
          <table:table-cell office:value-type="float" office:value="28133" calcext:value-type="float">
            <text:p>28133</text:p>
          </table:table-cell>
          <table:table-cell/>
          <table:table-cell table:formula="of:=SUM([.D3:.E7])*0.0000001" office:value-type="float" office:value="0.079016647" calcext:value-type="float">
            <text:p>0.079016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18285 <text:s/>99-05-14 21:41 <text:s/>13 <text:s/>10017933 <text:s text:c="6"/>C12 <text:s/>0.88 <text:s text:c="2"/>1161 <text:s text:c="2"/>5.0 <text:s text:c="3"/>751 <text:s text:c="2"/>5996 <text:s/>100 <text:s text:c="2"/>245170 <text:s text:c="2"/>93 <text:s text:c="21"/></text:p>
          </table:table-cell>
          <table:table-cell table:number-columns-repeated="2"/>
          <table:table-cell office:value-type="float" office:value="0.88" calcext:value-type="float">
            <text:p>0.88</text:p>
          </table:table-cell>
          <table:table-cell office:value-type="float" office:value="245170" calcext:value-type="float">
            <text:p>2451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3"/>18286 <text:s/>99-05-15 01:05 <text:s/>10 <text:s text:c="2"/>7100939 <text:s text:c="6"/>C12 <text:s/>0.90 <text:s text:c="2"/>1161 <text:s text:c="2"/>4.8 <text:s text:c="3"/>749 <text:s text:c="2"/>5996 <text:s/>100 <text:s text:c="2"/>172497 <text:s text:c="2"/>64 <text:s text:c="2"/>Resuming Carbon 12 running after crosstalk measurement.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172497" calcext:value-type="float">
            <text:p>1724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3"/>18287 <text:s/>99-05-15 03:20 <text:s/>13 <text:s/>10057278 <text:s text:c="6"/>C12 <text:s/>0.89 <text:s text:c="2"/>1161 <text:s text:c="2"/>5.0 <text:s text:c="3"/>751 <text:s text:c="2"/>5996 <text:s/>100 <text:s text:c="2"/>243819 <text:s text:c="2"/>91 <text:s text:c="2"/>Orbit lock now on the beam</text:p>
          </table:table-cell>
          <table:table-cell table:number-columns-repeated="2"/>
          <table:table-cell office:value-type="float" office:value="0.89" calcext:value-type="float">
            <text:p>0.89</text:p>
          </table:table-cell>
          <table:table-cell office:value-type="float" office:value="243819" calcext:value-type="float">
            <text:p>243819</text:p>
          </table:table-cell>
          <table:table-cell table:number-columns-repeated="3"/>
          <table:table-cell table:formula="of:=[.G3]+[.G9]" office:value-type="float" office:value="0.18431998" calcext:value-type="float">
            <text:p>0.18431998</text:p>
          </table:table-cell>
        </table:table-row>
        <table:table-row table:style-name="ro1">
          <table:table-cell office:value-type="string" calcext:value-type="string">
            <text:p><text:s text:c="3"/>18288 <text:s/>99-05-15 05:29 <text:s text:c="2"/>6 <text:s text:c="2"/>4111792 <text:s text:c="6"/>C12 <text:s/>0.88 <text:s text:c="2"/>1161 <text:s text:c="2"/>5.0 <text:s text:c="3"/>749 <text:s text:c="2"/>5996 <text:s/>100 <text:s text:c="2"/>100543 <text:s text:c="2"/>38 <text:s text:c="21"/></text:p>
          </table:table-cell>
          <table:table-cell table:number-columns-repeated="2"/>
          <table:table-cell office:value-type="float" office:value="0.88" calcext:value-type="float">
            <text:p>0.88</text:p>
          </table:table-cell>
          <table:table-cell office:value-type="float" office:value="100543" calcext:value-type="float">
            <text:p>100543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s text:c="3"/>18294 <text:s/>99-05-16 04:39 <text:s text:c="2"/>5 <text:s text:c="2"/>3615872 <text:s text:c="6"/>C12 <text:s/>0.92 <text:s text:c="2"/>1161 <text:s text:c="2"/>5.0 <text:s text:c="2"/>1501 <text:s text:c="2"/>5996 <text:s/>100 <text:s text:c="2"/>146921 <text:s text:c="2"/>54 <text:s text:c="21"/></text:p>
          </table:table-cell>
          <table:table-cell table:number-columns-repeated="2"/>
          <table:table-cell office:value-type="float" office:value="0.92" calcext:value-type="float">
            <text:p>0.92</text:p>
          </table:table-cell>
          <table:table-cell office:value-type="float" office:value="146921" calcext:value-type="float">
            <text:p>146921</text:p>
          </table:table-cell>
          <table:table-cell/>
          <table:table-cell table:formula="of:=SUM([.D9:.E13])*0.0000001" office:value-type="float" office:value="0.105303333" calcext:value-type="float">
            <text:p>0.10530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18297 <text:s/>99-05-16 10:19 <text:s/>20 <text:s/>14498993 <text:s text:c="6"/>C12 <text:s/>0.91 <text:s text:c="2"/>1161 <text:s text:c="2"/>7.0 <text:s text:c="2"/>1501 <text:s text:c="2"/>5996 <text:s/>100 <text:s text:c="2"/>592570 <text:s/>163 <text:s text:c="7"/>Production run</text:p>
          </table:table-cell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592570" calcext:value-type="float">
            <text:p>5925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3"/>18298 <text:s/>99-05-16 13:26 <text:s text:c="2"/>9 <text:s text:c="2"/>5769071 <text:s text:c="6"/>C12 <text:s/>0.90 <text:s text:c="2"/>1161 <text:s text:c="2"/>8.0 <text:s text:c="2"/>1501 <text:s text:c="2"/>5996 <text:s/>100 <text:s text:c="2"/>237443 <text:s text:c="2"/>55 <text:s text:c="2"/>Production run with slightly higher beam current (8.0 nA).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237443" calcext:value-type="float">
            <text:p>2374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3"/>18306 <text:s/>99-05-16 20:28 <text:s text:c="2"/>3 <text:s text:c="2"/>1899002 <text:s text:c="6"/>C12 <text:s/>0.87 <text:s text:c="2"/>1161 <text:s text:c="2"/>6.0 <text:s text:c="2"/>1501 <text:s text:c="2"/>5996 <text:s/>100 <text:s text:c="3"/>55671 <text:s text:c="2"/>16 <text:s text:c="21"/></text:p>
          </table:table-cell>
          <table:table-cell table:number-columns-repeated="2"/>
          <table:table-cell office:value-type="float" office:value="0.87" calcext:value-type="float">
            <text:p>0.87</text:p>
          </table:table-cell>
          <table:table-cell office:value-type="float" office:value="55671" calcext:value-type="float">
            <text:p>556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3"/>18307 <text:s/>99-05-16 21:02 <text:s text:c="2"/>2 <text:s text:c="3"/>935783 <text:s text:c="6"/>C12 <text:s/>0.73 <text:s text:c="2"/>1161 <text:s text:c="2"/>6.0 <text:s text:c="2"/>1499 <text:s text:c="2"/>5996 <text:s/>100 <text:s text:c="3"/>20424 <text:s text:c="3"/>7 <text:s text:c="2"/>Large hole in region 3, sector 3 of drift chambers.</text:p>
          </table:table-cell>
          <table:table-cell table:number-columns-repeated="2"/>
          <table:table-cell office:value-type="float" office:value="0.73" calcext:value-type="float">
            <text:p>0.73</text:p>
          </table:table-cell>
          <table:table-cell office:value-type="float" office:value="20424" calcext:value-type="float">
            <text:p>20424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4He @ 2.2GeV 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51934" calcext:value-type="float">
            <text:p>51934</text:p>
          </table:table-cell>
          <table:table-cell/>
          <table:table-cell table:formula="of:=SUM([.A18:.B69])*0.0000001" office:value-type="float" office:value="1.165842524" calcext:value-type="float">
            <text:p>1.165842524</text:p>
          </table:table-cell>
          <table:table-cell table:number-columns-repeated="5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25986" calcext:value-type="float">
            <text:p>125986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91916" calcext:value-type="float">
            <text:p>191916</text:p>
          </table:table-cell>
          <table:table-cell table:number-columns-repeated="7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225862" calcext:value-type="float">
            <text:p>225862</text:p>
          </table:table-cell>
          <table:table-cell table:number-columns-repeated="7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92100" calcext:value-type="float">
            <text:p>92100</text:p>
          </table:table-cell>
          <table:table-cell table:number-columns-repeated="7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73557" calcext:value-type="float">
            <text:p>73557</text:p>
          </table:table-cell>
          <table:table-cell table:number-columns-repeated="7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81976" calcext:value-type="float">
            <text:p>181976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323577" calcext:value-type="float">
            <text:p>323577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66075" calcext:value-type="float">
            <text:p>266075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77838" calcext:value-type="float">
            <text:p>177838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5154" calcext:value-type="float">
            <text:p>25154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84832" calcext:value-type="float">
            <text:p>84832</text:p>
          </table:table-cell>
          <table:table-cell table:number-columns-repeated="7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7630" calcext:value-type="float">
            <text:p>7630</text:p>
          </table:table-cell>
          <table:table-cell table:number-columns-repeated="7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14114" calcext:value-type="float">
            <text:p>114114</text:p>
          </table:table-cell>
          <table:table-cell table:number-columns-repeated="7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72624" calcext:value-type="float">
            <text:p>72624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39836" calcext:value-type="float">
            <text:p>139836</text:p>
          </table:table-cell>
          <table:table-cell table:number-columns-repeated="7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40849" calcext:value-type="float">
            <text:p>140849</text:p>
          </table:table-cell>
          <table:table-cell table:number-columns-repeated="7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51825" calcext:value-type="float">
            <text:p>51825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40235" calcext:value-type="float">
            <text:p>340235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80201" calcext:value-type="float">
            <text:p>180201</text:p>
          </table:table-cell>
          <table:table-cell table:number-columns-repeated="7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283435" calcext:value-type="float">
            <text:p>283435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81716" calcext:value-type="float">
            <text:p>81716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40688" calcext:value-type="float">
            <text:p>40688</text:p>
          </table:table-cell>
          <table:table-cell table:number-columns-repeated="7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220463" calcext:value-type="float">
            <text:p>220463</text:p>
          </table:table-cell>
          <table:table-cell table:number-columns-repeated="7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105289" calcext:value-type="float">
            <text:p>105289</text:p>
          </table:table-cell>
          <table:table-cell table:number-columns-repeated="7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131208" calcext:value-type="float">
            <text:p>131208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76250" calcext:value-type="float">
            <text:p>476250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01297" calcext:value-type="float">
            <text:p>301297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96969" calcext:value-type="float">
            <text:p>496969</text:p>
          </table:table-cell>
          <table:table-cell table:number-columns-repeated="7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476720" calcext:value-type="float">
            <text:p>476720</text:p>
          </table:table-cell>
          <table:table-cell table:number-columns-repeated="7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511925" calcext:value-type="float">
            <text:p>511925</text:p>
          </table:table-cell>
          <table:table-cell table:number-columns-repeated="7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283482" calcext:value-type="float">
            <text:p>283482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76055" calcext:value-type="float">
            <text:p>476055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74665" calcext:value-type="float">
            <text:p>274665</text:p>
          </table:table-cell>
          <table:table-cell table:number-columns-repeated="7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41038" calcext:value-type="float">
            <text:p>41038</text:p>
          </table:table-cell>
          <table:table-cell table:number-columns-repeated="7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3715" calcext:value-type="float">
            <text:p>13715</text:p>
          </table:table-cell>
          <table:table-cell table:number-columns-repeated="7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30298" calcext:value-type="float">
            <text:p>30298</text:p>
          </table:table-cell>
          <table:table-cell table:number-columns-repeated="7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232272" calcext:value-type="float">
            <text:p>232272</text:p>
          </table:table-cell>
          <table:table-cell table:number-columns-repeated="7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494405" calcext:value-type="float">
            <text:p>494405</text:p>
          </table:table-cell>
          <table:table-cell table:number-columns-repeated="7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351254" calcext:value-type="float">
            <text:p>351254</text:p>
          </table:table-cell>
          <table:table-cell table:number-columns-repeated="7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73066" calcext:value-type="float">
            <text:p>73066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61266" calcext:value-type="float">
            <text:p>61266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29975" calcext:value-type="float">
            <text:p>229975</text:p>
          </table:table-cell>
          <table:table-cell table:number-columns-repeated="7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675511" calcext:value-type="float">
            <text:p>675511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81234" calcext:value-type="float">
            <text:p>81234</text:p>
          </table:table-cell>
          <table:table-cell table:number-columns-repeated="7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485953" calcext:value-type="float">
            <text:p>485953</text:p>
          </table:table-cell>
          <table:table-cell table:number-columns-repeated="7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125611" calcext:value-type="float">
            <text:p>125611</text:p>
          </table:table-cell>
          <table:table-cell table:number-columns-repeated="7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64118" calcext:value-type="float">
            <text:p>164118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18311" calcext:value-type="float">
            <text:p>418311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90565" calcext:value-type="float">
            <text:p>490565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93587" calcext:value-type="float">
            <text:p>393587</text:p>
          </table:table-cell>
          <table:table-cell table:number-columns-repeated="7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267917" calcext:value-type="float">
            <text:p>267917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4He @ 4.4GeV 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33963" calcext:value-type="float">
            <text:p>33963</text:p>
          </table:table-cell>
          <table:table-cell/>
          <table:table-cell table:formula="of:=SUM([.A74:.B134])*0.0000001" office:value-type="float" office:value="0.9788458" calcext:value-type="float">
            <text:p>0.9788458</text:p>
          </table:table-cell>
          <table:table-cell table:number-columns-repeated="5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69097" calcext:value-type="float">
            <text:p>69097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92336" calcext:value-type="float">
            <text:p>92336</text:p>
          </table:table-cell>
          <table:table-cell table:number-columns-repeated="7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483" calcext:value-type="float">
            <text:p>6483</text:p>
          </table:table-cell>
          <table:table-cell table:number-columns-repeated="7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6270" calcext:value-type="float">
            <text:p>6270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33976" calcext:value-type="float">
            <text:p>133976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75557" calcext:value-type="float">
            <text:p>75557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8498" calcext:value-type="float">
            <text:p>18498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09139" calcext:value-type="float">
            <text:p>309139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44705" calcext:value-type="float">
            <text:p>144705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71589" calcext:value-type="float">
            <text:p>71589</text:p>
          </table:table-cell>
          <table:table-cell table:number-columns-repeated="7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277838" calcext:value-type="float">
            <text:p>277838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80762" calcext:value-type="float">
            <text:p>80762</text:p>
          </table:table-cell>
          <table:table-cell table:number-columns-repeated="7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155855" calcext:value-type="float">
            <text:p>155855</text:p>
          </table:table-cell>
          <table:table-cell table:number-columns-repeated="7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253161" calcext:value-type="float">
            <text:p>253161</text:p>
          </table:table-cell>
          <table:table-cell table:number-columns-repeated="7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199354" calcext:value-type="float">
            <text:p>199354</text:p>
          </table:table-cell>
          <table:table-cell table:number-columns-repeated="7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61604" calcext:value-type="float">
            <text:p>61604</text:p>
          </table:table-cell>
          <table:table-cell table:number-columns-repeated="7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336935" calcext:value-type="float">
            <text:p>336935</text:p>
          </table:table-cell>
          <table:table-cell table:number-columns-repeated="7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26876" calcext:value-type="float">
            <text:p>326876</text:p>
          </table:table-cell>
          <table:table-cell table:number-columns-repeated="7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183817" calcext:value-type="float">
            <text:p>183817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70362" calcext:value-type="float">
            <text:p>270362</text:p>
          </table:table-cell>
          <table:table-cell table:number-columns-repeated="7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22083" calcext:value-type="float">
            <text:p>22083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30800" calcext:value-type="float">
            <text:p>430800</text:p>
          </table:table-cell>
          <table:table-cell table:number-columns-repeated="7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511607" calcext:value-type="float">
            <text:p>511607</text:p>
          </table:table-cell>
          <table:table-cell table:number-columns-repeated="7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57445" calcext:value-type="float">
            <text:p>57445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14770" calcext:value-type="float">
            <text:p>414770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34634" calcext:value-type="float">
            <text:p>234634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3236" calcext:value-type="float">
            <text:p>33236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81626" calcext:value-type="float">
            <text:p>81626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31374" calcext:value-type="float">
            <text:p>131374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239766" calcext:value-type="float">
            <text:p>239766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700189" calcext:value-type="float">
            <text:p>700189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04642" calcext:value-type="float">
            <text:p>104642</text:p>
          </table:table-cell>
          <table:table-cell table:number-columns-repeated="7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0657" calcext:value-type="float">
            <text:p>10657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93790" calcext:value-type="float">
            <text:p>393790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37437" calcext:value-type="float">
            <text:p>337437</text:p>
          </table:table-cell>
          <table:table-cell table:number-columns-repeated="7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76255" calcext:value-type="float">
            <text:p>76255</text:p>
          </table:table-cell>
          <table:table-cell table:number-columns-repeated="7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4288" calcext:value-type="float">
            <text:p>14288</text:p>
          </table:table-cell>
          <table:table-cell table:number-columns-repeated="7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99415" calcext:value-type="float">
            <text:p>199415</text:p>
          </table:table-cell>
          <table:table-cell table:number-columns-repeated="7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3821" calcext:value-type="float">
            <text:p>33821</text:p>
          </table:table-cell>
          <table:table-cell table:number-columns-repeated="7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467987" calcext:value-type="float">
            <text:p>467987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0382" calcext:value-type="float">
            <text:p>20382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98721" calcext:value-type="float">
            <text:p>398721</text:p>
          </table:table-cell>
          <table:table-cell table:number-columns-repeated="7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66628" calcext:value-type="float">
            <text:p>66628</text:p>
          </table:table-cell>
          <table:table-cell table:number-columns-repeated="7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1173" calcext:value-type="float">
            <text:p>11173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8960" calcext:value-type="float">
            <text:p>38960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35836" calcext:value-type="float">
            <text:p>35836</text:p>
          </table:table-cell>
          <table:table-cell table:number-columns-repeated="7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47394" calcext:value-type="float">
            <text:p>47394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215776" calcext:value-type="float">
            <text:p>215776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12695" calcext:value-type="float">
            <text:p>112695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88939" calcext:value-type="float">
            <text:p>88939</text:p>
          </table:table-cell>
          <table:table-cell table:number-columns-repeated="7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0220" calcext:value-type="float">
            <text:p>30220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5458" calcext:value-type="float">
            <text:p>25458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77525" calcext:value-type="float">
            <text:p>177525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09347" calcext:value-type="float">
            <text:p>109347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51556" calcext:value-type="float">
            <text:p>351556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17189" calcext:value-type="float">
            <text:p>217189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1037" calcext:value-type="float">
            <text:p>11037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47441" calcext:value-type="float">
            <text:p>147441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8750" calcext:value-type="float">
            <text:p>18750</text:p>
          </table:table-cell>
          <table:table-cell table:number-columns-repeated="7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59378" calcext:value-type="float">
            <text:p>59378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12C @ 2.2 GeV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69708" calcext:value-type="float">
            <text:p>69708</text:p>
          </table:table-cell>
          <table:table-cell/>
          <table:table-cell table:formula="of:=SUM([.A140:.B187])*0.0000001" office:value-type="float" office:value="2.868226548" calcext:value-type="float">
            <text:p>2.868226548</text:p>
          </table:table-cell>
          <table:table-cell table:number-columns-repeated="5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052287" calcext:value-type="float">
            <text:p>1052287</text:p>
          </table:table-cell>
          <table:table-cell table:number-columns-repeated="7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79274" calcext:value-type="float">
            <text:p>79274</text:p>
          </table:table-cell>
          <table:table-cell table:number-columns-repeated="7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49020" calcext:value-type="float">
            <text:p>49020</text:p>
          </table:table-cell>
          <table:table-cell table:number-columns-repeated="7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92830" calcext:value-type="float">
            <text:p>92830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870039" calcext:value-type="float">
            <text:p>870039</text:p>
          </table:table-cell>
          <table:table-cell table:number-columns-repeated="7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185041" calcext:value-type="float">
            <text:p>185041</text:p>
          </table:table-cell>
          <table:table-cell table:number-columns-repeated="7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487579" calcext:value-type="float">
            <text:p>487579</text:p>
          </table:table-cell>
          <table:table-cell table:number-columns-repeated="7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787448" calcext:value-type="float">
            <text:p>787448</text:p>
          </table:table-cell>
          <table:table-cell table:number-columns-repeated="7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904453" calcext:value-type="float">
            <text:p>904453</text:p>
          </table:table-cell>
          <table:table-cell table:number-columns-repeated="7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944529" calcext:value-type="float">
            <text:p>944529</text:p>
          </table:table-cell>
          <table:table-cell table:number-columns-repeated="7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494000" calcext:value-type="float">
            <text:p>494000</text:p>
          </table:table-cell>
          <table:table-cell table:number-columns-repeated="7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263362" calcext:value-type="float">
            <text:p>263362</text:p>
          </table:table-cell>
          <table:table-cell table:number-columns-repeated="7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570603" calcext:value-type="float">
            <text:p>570603</text:p>
          </table:table-cell>
          <table:table-cell table:number-columns-repeated="7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80616" calcext:value-type="float">
            <text:p>180616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34129" calcext:value-type="float">
            <text:p>334129</text:p>
          </table:table-cell>
          <table:table-cell table:number-columns-repeated="7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874736" calcext:value-type="float">
            <text:p>874736</text:p>
          </table:table-cell>
          <table:table-cell table:number-columns-repeated="7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879182" calcext:value-type="float">
            <text:p>879182</text:p>
          </table:table-cell>
          <table:table-cell table:number-columns-repeated="7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681849" calcext:value-type="float">
            <text:p>681849</text:p>
          </table:table-cell>
          <table:table-cell table:number-columns-repeated="7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553787" calcext:value-type="float">
            <text:p>553787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672238" calcext:value-type="float">
            <text:p>672238</text:p>
          </table:table-cell>
          <table:table-cell table:number-columns-repeated="7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211751" calcext:value-type="float">
            <text:p>211751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59642" calcext:value-type="float">
            <text:p>259642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545057" calcext:value-type="float">
            <text:p>545057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068148" calcext:value-type="float">
            <text:p>1068148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583387" calcext:value-type="float">
            <text:p>583387</text:p>
          </table:table-cell>
          <table:table-cell table:number-columns-repeated="7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846024" calcext:value-type="float">
            <text:p>846024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378624" calcext:value-type="float">
            <text:p>1378624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259730" calcext:value-type="float">
            <text:p>1259730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262777" calcext:value-type="float">
            <text:p>1262777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648750" calcext:value-type="float">
            <text:p>648750</text:p>
          </table:table-cell>
          <table:table-cell table:number-columns-repeated="7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1317620" calcext:value-type="float">
            <text:p>1317620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687073" calcext:value-type="float">
            <text:p>687073</text:p>
          </table:table-cell>
          <table:table-cell table:number-columns-repeated="7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235079" calcext:value-type="float">
            <text:p>235079</text:p>
          </table:table-cell>
          <table:table-cell table:number-columns-repeated="7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60772" calcext:value-type="float">
            <text:p>160772</text:p>
          </table:table-cell>
          <table:table-cell table:number-columns-repeated="7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149154" calcext:value-type="float">
            <text:p>1149154</text:p>
          </table:table-cell>
          <table:table-cell table:number-columns-repeated="7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80956" calcext:value-type="float">
            <text:p>80956</text:p>
          </table:table-cell>
          <table:table-cell table:number-columns-repeated="7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785136" calcext:value-type="float">
            <text:p>785136</text:p>
          </table:table-cell>
          <table:table-cell table:number-columns-repeated="7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273223" calcext:value-type="float">
            <text:p>1273223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431330" calcext:value-type="float">
            <text:p>1431330</text:p>
          </table:table-cell>
          <table:table-cell table:number-columns-repeated="7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425696" calcext:value-type="float">
            <text:p>425696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235372" calcext:value-type="float">
            <text:p>235372</text:p>
          </table:table-cell>
          <table:table-cell table:number-columns-repeated="7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620299" calcext:value-type="float">
            <text:p>620299</text:p>
          </table:table-cell>
          <table:table-cell table:number-columns-repeated="7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634091" calcext:value-type="float">
            <text:p>634091</text:p>
          </table:table-cell>
          <table:table-cell table:number-columns-repeated="7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93489" calcext:value-type="float">
            <text:p>193489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224230" calcext:value-type="float">
            <text:p>224230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38042" calcext:value-type="float">
            <text:p>138042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12C @ 4.4 GeV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147581" calcext:value-type="float">
            <text:p>147581</text:p>
          </table:table-cell>
          <table:table-cell/>
          <table:table-cell table:formula="of:=SUM([.A191:.B229])*0.0000001" office:value-type="float" office:value="2.311462572" calcext:value-type="float">
            <text:p>2.311462572</text:p>
          </table:table-cell>
          <table:table-cell table:number-columns-repeated="5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586163" calcext:value-type="float">
            <text:p>586163</text:p>
          </table:table-cell>
          <table:table-cell table:number-columns-repeated="7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734250" calcext:value-type="float">
            <text:p>734250</text:p>
          </table:table-cell>
          <table:table-cell table:number-columns-repeated="7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49123" calcext:value-type="float">
            <text:p>149123</text:p>
          </table:table-cell>
          <table:table-cell table:number-columns-repeated="7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492132" calcext:value-type="float">
            <text:p>492132</text:p>
          </table:table-cell>
          <table:table-cell table:number-columns-repeated="7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8608" calcext:value-type="float">
            <text:p>38608</text:p>
          </table:table-cell>
          <table:table-cell table:number-columns-repeated="7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213849" calcext:value-type="float">
            <text:p>213849</text:p>
          </table:table-cell>
          <table:table-cell table:number-columns-repeated="7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162588" calcext:value-type="float">
            <text:p>162588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004356" calcext:value-type="float">
            <text:p>1004356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056298" calcext:value-type="float">
            <text:p>1056298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619296" calcext:value-type="float">
            <text:p>619296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058732" calcext:value-type="float">
            <text:p>1058732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26772" calcext:value-type="float">
            <text:p>26772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78846" calcext:value-type="float">
            <text:p>78846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434228" calcext:value-type="float">
            <text:p>434228</text:p>
          </table:table-cell>
          <table:table-cell table:number-columns-repeated="7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02285" calcext:value-type="float">
            <text:p>302285</text:p>
          </table:table-cell>
          <table:table-cell table:number-columns-repeated="7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99636" calcext:value-type="float">
            <text:p>99636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36332" calcext:value-type="float">
            <text:p>136332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061559" calcext:value-type="float">
            <text:p>1061559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27719" calcext:value-type="float">
            <text:p>127719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094043" calcext:value-type="float">
            <text:p>1094043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098203" calcext:value-type="float">
            <text:p>1098203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563957" calcext:value-type="float">
            <text:p>563957</text:p>
          </table:table-cell>
          <table:table-cell table:number-columns-repeated="7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022118" calcext:value-type="float">
            <text:p>1022118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068346" calcext:value-type="float">
            <text:p>1068346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665492" calcext:value-type="float">
            <text:p>665492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331511" calcext:value-type="float">
            <text:p>331511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220965" calcext:value-type="float">
            <text:p>220965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328017" calcext:value-type="float">
            <text:p>328017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199865" calcext:value-type="float">
            <text:p>1199865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510896" calcext:value-type="float">
            <text:p>510896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156483" calcext:value-type="float">
            <text:p>1156483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100681" calcext:value-type="float">
            <text:p>1100681</text:p>
          </table:table-cell>
          <table:table-cell table:number-columns-repeated="7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075210" calcext:value-type="float">
            <text:p>1075210</text:p>
          </table:table-cell>
          <table:table-cell table:number-columns-repeated="7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625676" calcext:value-type="float">
            <text:p>625676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209848" calcext:value-type="float">
            <text:p>1209848</text:p>
          </table:table-cell>
          <table:table-cell table:number-columns-repeated="7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69708" calcext:value-type="float">
            <text:p>69708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052287" calcext:value-type="float">
            <text:p>1052287</text:p>
          </table:table-cell>
          <table:table-cell table:number-columns-repeated="7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90931" calcext:value-type="float">
            <text:p>190931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56Fe @ 2.2 GeV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80789" calcext:value-type="float">
            <text:p>80789</text:p>
          </table:table-cell>
          <table:table-cell/>
          <table:table-cell table:formula="of:=SUM([.A235:.B240])*0.0000001" office:value-type="float" office:value="0.217238267" calcext:value-type="float">
            <text:p>0.217238267</text:p>
          </table:table-cell>
          <table:table-cell table:number-columns-repeated="5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87574" calcext:value-type="float">
            <text:p>87574</text:p>
          </table:table-cell>
          <table:table-cell table:number-columns-repeated="7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761467" calcext:value-type="float">
            <text:p>761467</text:p>
          </table:table-cell>
          <table:table-cell table:number-columns-repeated="7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479168" calcext:value-type="float">
            <text:p>479168</text:p>
          </table:table-cell>
          <table:table-cell table:number-columns-repeated="7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07111" calcext:value-type="float">
            <text:p>107111</text:p>
          </table:table-cell>
          <table:table-cell table:number-columns-repeated="7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656268" calcext:value-type="float">
            <text:p>656268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56Fe @ 4.4 GeV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53637" calcext:value-type="float">
            <text:p>53637</text:p>
          </table:table-cell>
          <table:table-cell/>
          <table:table-cell table:formula="of:=SUM([.A244:.B248])*0.0000001" office:value-type="float" office:value="0.308581281" calcext:value-type="float">
            <text:p>0.308581281</text:p>
          </table:table-cell>
          <table:table-cell table:number-columns-repeated="5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274472" calcext:value-type="float">
            <text:p>1274472</text:p>
          </table:table-cell>
          <table:table-cell table:number-columns-repeated="7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46428" calcext:value-type="float">
            <text:p>46428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983601" calcext:value-type="float">
            <text:p>983601</text:p>
          </table:table-cell>
          <table:table-cell table:number-columns-repeated="7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727671" calcext:value-type="float">
            <text:p>72767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7">00/00/0000</text:date>, <text:time style:data-style-name="N2" text:time-value="11:10:29.8368087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5T17:10:33.474028901</meta:creation-date>
    <dc:date>2020-09-27T14:04:13.409491553</dc:date>
    <meta:editing-duration>PT3H15M1S</meta:editing-duration>
    <meta:editing-cycles>31</meta:editing-cycles>
    <meta:generator>LibreOffice/6.0.7.3$Linux_X86_64 LibreOffice_project/00m0$Build-3</meta:generator>
    <meta:document-statistic meta:table-count="1" meta:cell-count="468" meta:object-count="0"/>
  </office:meta>
</office:document-meta>
</file>